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9cm" svg:stroke-color="#00b000" draw:marker-start="" draw:marker-start-width="0.3cm" draw:marker-start-center="false" draw:marker-end="" draw:marker-end-width="0.3cm" draw:marker-end-center="false" draw:fill="solid" draw:fill-color="#b5e087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/>
    </style:style>
    <style:style style:name="gr2" style:family="graphic" style:parent-style-name="standard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3" style:family="graphic" style:parent-style-name="standard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fill="solid" draw:fill-color="#ffe399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/>
    </style:style>
    <style:style style:name="gr4" style:family="graphic" style:parent-style-name="standard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fill="solid" draw:fill-color="#000000" draw:opacity="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5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auto-grow-height="false" draw:auto-grow-width="false" fo:padding-top="0.125cm" fo:padding-bottom="0.125cm" fo:padding-left="0.25cm" fo:padding-right="0.25cm" draw:shadow="hidden" draw:shadow-offset-x="0.3cm" draw:shadow-offset-y="0.3cm" draw:shadow-color="#808080"/>
    </style:style>
    <style:style style:name="P1" style:family="paragraph">
      <loext:graphic-properties draw:fill="solid" draw:fill-color="#b5e087" draw:opacity="100%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/>
    </style:style>
    <style:style style:name="P2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/>
    </style:style>
    <style:style style:name="P3" style:family="paragraph">
      <loext:graphic-properties draw:fill="solid" draw:fill-color="#ffe399" draw:opacity="100%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/>
    </style:style>
    <style:style style:name="P4" style:family="paragraph">
      <loext:graphic-properties draw:fill="solid" draw:fill-color="#000000" draw:opacity="0%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ffffff" style:text-outline="false" style:text-line-through-style="none" style:text-line-through-type="none" style:font-name="Bitstream Vera Sans" fo:font-size="1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/>
    </style:style>
  </office:automatic-styles>
  <office:body>
    <office:drawing>
      <draw:page draw:name="page1" draw:style-name="dp1" draw:master-page-name="Default">
        <draw:g>
          <draw:polygon draw:style-name="gr1" draw:text-style-name="P1" draw:layer="layout" svg:width="0.567cm" svg:height="0.799cm" svg:x="10.793cm" svg:y="13.166cm" svg:viewBox="0 0 568 800" draw:points="0,682 283,0 568,682 283,800">
            <text:p/>
          </draw:polygon>
          <draw:polygon draw:style-name="gr1" draw:text-style-name="P1" draw:layer="layout" svg:width="0.806cm" svg:height="0.335cm" svg:x="10.672cm" svg:y="13.97cm" svg:viewBox="0 0 807 336" draw:points="403,336 0,169 403,0 807,169">
            <text:p/>
          </draw:polygon>
          <draw:polygon draw:style-name="gr1" draw:text-style-name="P1" draw:layer="layout" svg:width="1.144cm" svg:height="0.476cm" svg:x="10.502cm" svg:y="14.303cm" svg:viewBox="0 0 1145 477" draw:points="573,477 0,238 573,0 1145,238">
            <text:p/>
          </draw:polygon>
          <draw:polygon draw:style-name="gr1" draw:text-style-name="P1" draw:layer="layout" svg:width="1.625cm" svg:height="0.678cm" svg:x="10.265cm" svg:y="14.781cm" svg:viewBox="0 0 1626 679" draw:points="0,339 813,679 1626,339 813,0">
            <text:p/>
          </draw:polygon>
          <draw:polygon draw:style-name="gr1" draw:text-style-name="P1" draw:layer="layout" svg:width="2.309cm" svg:height="0.962cm" svg:x="9.921cm" svg:y="15.457cm" svg:viewBox="0 0 2310 963" draw:points="0,481 1155,0 2310,481 1155,963">
            <text:p/>
          </draw:polygon>
          <draw:polygon draw:style-name="gr1" draw:text-style-name="P1" draw:layer="layout" svg:width="3.28cm" svg:height="0.682cm" svg:x="9.435cm" svg:y="16.42cm" svg:viewBox="0 0 3281 683" draw:points="0,683 1641,0 3281,683">
            <text:p/>
          </draw:polygon>
          <draw:line draw:style-name="gr2" draw:text-style-name="P2" draw:layer="layout" svg:x1="9.435cm" svg:y1="17.108cm" svg:x2="12.716cm" svg:y2="17.108cm">
            <text:p/>
          </draw:line>
          <draw:line draw:style-name="gr2" draw:text-style-name="P2" draw:layer="layout" svg:x1="9.435cm" svg:y1="17.107cm" svg:x2="11.075cm" svg:y2="13.171cm">
            <text:p/>
          </draw:line>
          <draw:line draw:style-name="gr2" draw:text-style-name="P2" draw:layer="layout" svg:x1="11.077cm" svg:y1="13.166cm" svg:x2="12.717cm" svg:y2="17.102cm">
            <text:p/>
          </draw:line>
          <draw:line draw:style-name="gr2" draw:text-style-name="P2" draw:layer="layout" svg:x1="12.716cm" svg:y1="17.106cm" svg:x2="9.921cm" svg:y2="15.942cm">
            <text:p/>
          </draw:line>
          <draw:polygon draw:style-name="gr3" draw:text-style-name="P3" draw:layer="layout" svg:width="1.64cm" svg:height="1.163cm" svg:x="9.435cm" svg:y="15.938cm" svg:viewBox="0 0 1641 1164" draw:points="0,1164 1641,481 485,0">
            <text:p/>
          </draw:polygon>
          <draw:polygon draw:style-name="gr3" draw:text-style-name="P3" draw:layer="layout" svg:width="1.64cm" svg:height="1.163cm" svg:x="11.077cm" svg:y="15.938cm" svg:viewBox="0 0 1641 1164" draw:points="1641,1164 0,481 1155,0">
            <text:p/>
          </draw:polygon>
          <draw:polygon draw:style-name="gr3" draw:text-style-name="P3" draw:layer="layout" svg:width="1.154cm" svg:height="0.82cm" svg:x="9.921cm" svg:y="15.12cm" svg:viewBox="0 0 1155 821" draw:points="0,821 1155,339 341,0">
            <text:p/>
          </draw:polygon>
          <draw:polygon draw:style-name="gr3" draw:text-style-name="P3" draw:layer="layout" svg:width="1.154cm" svg:height="0.82cm" svg:x="11.077cm" svg:y="15.12cm" svg:viewBox="0 0 1155 821" draw:points="1155,821 0,339 813,0">
            <text:p/>
          </draw:polygon>
          <draw:polygon draw:style-name="gr3" draw:text-style-name="P3" draw:layer="layout" svg:width="0.812cm" svg:height="0.577cm" svg:x="10.265cm" svg:y="14.54cm" svg:viewBox="0 0 813 578" draw:points="0,578 813,238 240,0">
            <text:p/>
          </draw:polygon>
          <draw:polygon draw:style-name="gr3" draw:text-style-name="P3" draw:layer="layout" svg:width="0.812cm" svg:height="0.577cm" svg:x="11.077cm" svg:y="14.54cm" svg:viewBox="0 0 813 578" draw:points="813,578 0,238 573,0">
            <text:p/>
          </draw:polygon>
          <draw:polygon draw:style-name="gr3" draw:text-style-name="P3" draw:layer="layout" svg:width="0.572cm" svg:height="0.406cm" svg:x="10.502cm" svg:y="14.134cm" svg:viewBox="0 0 573 407" draw:points="0,407 573,169 169,0">
            <text:p/>
          </draw:polygon>
          <draw:polygon draw:style-name="gr3" draw:text-style-name="P3" draw:layer="layout" svg:width="0.572cm" svg:height="0.406cm" svg:x="11.077cm" svg:y="14.134cm" svg:viewBox="0 0 573 407" draw:points="573,407 0,169 403,0">
            <text:p/>
          </draw:polygon>
          <draw:polygon draw:style-name="gr3" draw:text-style-name="P3" draw:layer="layout" svg:width="0.402cm" svg:height="0.286cm" svg:x="10.672cm" svg:y="13.85cm" svg:viewBox="0 0 403 287" draw:points="0,287 403,118 118,0">
            <text:p/>
          </draw:polygon>
          <draw:polygon draw:style-name="gr3" draw:text-style-name="P3" draw:layer="layout" svg:width="0.402cm" svg:height="0.286cm" svg:x="11.077cm" svg:y="13.85cm" svg:viewBox="0 0 403 287" draw:points="403,287 0,118 283,0">
            <text:p/>
          </draw:polygon>
          <draw:polyline draw:style-name="gr4" draw:text-style-name="P4" draw:layer="layout" svg:width="0.225cm" svg:height="0.159cm" svg:x="9.859cm" svg:y="16.009cm" svg:viewBox="0 0 226 160" draw:points="226,0 160,160 0,93">
            <text:p/>
          </draw:polyline>
          <draw:polyline draw:style-name="gr4" draw:text-style-name="P4" draw:layer="layout" svg:width="0.226cm" svg:height="0.159cm" svg:x="10.194cm" svg:y="15.187cm" svg:viewBox="0 0 227 160" draw:points="227,0 160,160 0,93">
            <text:p/>
          </draw:polyline>
          <draw:polyline draw:style-name="gr4" draw:text-style-name="P4" draw:layer="layout" svg:width="0.225cm" svg:height="0.159cm" svg:x="10.436cm" svg:y="14.608cm" svg:viewBox="0 0 226 160" draw:points="226,0 160,160 0,93">
            <text:p/>
          </draw:polyline>
          <draw:polyline draw:style-name="gr4" draw:text-style-name="P4" draw:layer="layout" svg:width="0.225cm" svg:height="0.159cm" svg:x="10.606cm" svg:y="14.201cm" svg:viewBox="0 0 226 160" draw:points="226,0 160,160 0,93">
            <text:p/>
          </draw:polyline>
          <draw:polyline draw:style-name="gr4" draw:text-style-name="P4" draw:layer="layout" svg:width="0.135cm" svg:height="0.192cm" svg:x="10.852cm" svg:y="13.712cm" svg:viewBox="0 0 136 193" draw:points="0,0 136,57 79,193">
            <text:p/>
          </draw:polyline>
          <draw:polyline draw:style-name="gr4" draw:text-style-name="P4" draw:layer="layout" svg:width="0.225cm" svg:height="0.159cm" svg:x="12.073cm" svg:y="16.009cm" svg:viewBox="0 0 226 160" draw:points="226,93 66,160 0,0">
            <text:p/>
          </draw:polyline>
          <draw:polyline draw:style-name="gr4" draw:text-style-name="P4" draw:layer="layout" svg:width="0.226cm" svg:height="0.159cm" svg:x="11.734cm" svg:y="15.187cm" svg:viewBox="0 0 227 160" draw:points="227,93 66,160 0,0">
            <text:p/>
          </draw:polyline>
          <draw:polyline draw:style-name="gr4" draw:text-style-name="P4" draw:layer="layout" svg:width="0.225cm" svg:height="0.159cm" svg:x="11.488cm" svg:y="14.608cm" svg:viewBox="0 0 226 160" draw:points="226,93 66,160 0,0">
            <text:p/>
          </draw:polyline>
          <draw:polyline draw:style-name="gr4" draw:text-style-name="P4" draw:layer="layout" svg:width="0.225cm" svg:height="0.159cm" svg:x="11.323cm" svg:y="14.201cm" svg:viewBox="0 0 226 160" draw:points="226,93 66,160 0,0">
            <text:p/>
          </draw:polyline>
          <draw:polyline draw:style-name="gr4" draw:text-style-name="P4" draw:layer="layout" svg:width="0.136cm" svg:height="0.193cm" svg:x="11.166cm" svg:y="13.712cm" svg:viewBox="0 0 137 194" draw:points="57,194 0,57 137,0">
            <text:p/>
          </draw:polyline>
          <draw:frame draw:name="DescriptionOOoTep" draw:style-name="gr5" draw:text-style-name="P5" draw:layer="layout" svg:width="0.003cm" svg:height="0.003cm" svg:x="9.436cm" svg:y="17.105cm">
            <draw:text-box>
              <text:p/>
            </draw:text-box>
            <svg:desc>@options;
  repereortho(313,263,30,1,1){ 0 , moyen , grisfonce , num1 ,i};

@figure;
  A = point( -5.27 , -6.7 )  { i };
  B = point( 2.3 , -6.7 )  { i };
  sAB = segment( A , B );
  var rayA2*AB = 1.3*AB { 9.841 };
  cerayA2*AB = cerclerayon( A , rayA2*AB )  { i };
  var rayB2*AB = 1.3*AB { 9.841 };
  cerayB2*AB = cerclerayon( B , rayB2*AB )  { i };
  C1 = intersection( cerayB2*AB , cerayA2*AB , 1 );
  C = intersection( cerayB2*AB , cerayA2*AB , 2 )  { i };
  sAC = segment( A , C );
  sCB = segment( C , B );
  D = projete( B , sAC )  { i };
  sBD = segment( B , D );
  E = projete( A , sCB )  { i };
  F = projete( E , sAC )  { i };
  G = projete( D , sCB )  { i };
  H = projete( G , sAC )  { i };
  I = projete( F , sCB )  { i };
  J = projete( I , sAC )  { i };
  K = projete( H , sCB )  { i };
  L = projete( K , sAC )  { i };
  M = projete( J , sCB )  { i };
  sAE = segment( A , E )  { i };
  sEF = segment( E , F )  { i };
  sDG = segment( D , G )  { i };
  sGH = segment( G , H )  { i };
  sFI = segment( F , I )  { i };
  sIJ = segment( I , J )  { i };
  sJM = segment( H , K )  { i };
  sKL = segment( K , L )  { i };
  sJM1 = segment( J , M )  { i };
  N = intersection( sAE , sBD )  { i };
  O = intersection( sDG , sEF )  { i };
  P = intersection( sFI , sGH )  { i };
  Q = intersection( sJM , sIJ )  { i };
  R = intersection( sKL , sJM1 )  { i };
  polyAND = polygone( A , N , D  );
  polyANB = polygone( A , N , B  )  { vert , plein50 };
  polyBNE = polygone( B , N , E  );
  polyDOEN = polygone( D , O , E , N  )  { vert , plein50 };
  polyDOF = polygone( D , O , F  );
  polyEOG = polygone( E , O , G  );
  polyFOGP = polygone( F , O , G , P  )  { vert , plein50 };
  polyFPH = polygone( F , P , H  );
  polyGPI = polygone( G , P , I  );
  polyPHQI = polygone( P , H , Q , I  )  { vert , plein50 };
  polyQJRK = polygone( Q , J , R , K  )  { vert , plein50 };
  polyHQJ = polygone( H , Q , J  );
  polyIQK = polygone( I , Q , K  );
  polyJRL = polygone( J , R , L  );
  polyKRM = polygone( K , R , M  );
  polyLCMR = polygone( L , C , M , R  )  { vert , plein50 };
  angleBDG = angle( B , D , A );
  angleEFA = angle( E , F , A );
  angleGHA = angle( G , H , A );
  angleIJA = angle( I , J , A );
  angleKLA = angle( K , L , C );
  angleAEB = angle( A , E , B );
  angleDGB = angle( D , G , B );
  angleFIB = angle( F , I , B );
  angleHKB = angle( H , K , B );
  angleJMC = angle( J , M , C );

</svg:desc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6T14:00:23.857705567</meta:creation-date>
    <dc:date>2018-02-26T14:01:22.860173784</dc:date>
    <meta:editing-duration>PT59S</meta:editing-duration>
    <meta:editing-cycles>1</meta:editing-cycles>
    <meta:document-statistic meta:object-count="32"/>
    <meta:generator>LibreOffice/6.0.0.3$MacOSX_X86_64 LibreOffice_project/64a0f66915f38c6217de274f0aa8e15618924765</meta:generator>
  </office:meta>
</office:document-meta>
</file>